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Segoe UI Symbol'"/>
    <style:font-face style:name="inherit" svg:font-family="inherit"/>
    <style:font-face style:name="var jp-content-font-family" svg:font-family="'var jp-content-font-family'"/>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4pt" fo:language="ru" fo:country="RU" fo:font-weight="bold" officeooo:rsid="000bf51c" officeooo:paragraph-rsid="000bf51c" style:font-size-asian="14pt" style:font-weight-asian="bold" style:font-size-complex="14pt" style:font-weight-complex="bold" loext:padding="0cm" loext:border="none"/>
    </style:style>
    <style:style style:name="P2" style:family="paragraph" style:parent-style-name="Heading_20_1">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4pt" fo:font-weight="bold" style:font-size-asian="14pt" style:font-weight-asian="bold" style:font-size-complex="14pt" style:font-weight-complex="bold" loext:padding="0cm" loext:border="none"/>
    </style:style>
    <style:style style:name="P3" style:family="paragraph" style:parent-style-name="Heading_20_1">
      <style:text-properties fo:font-variant="normal" fo:text-transform="none" fo:color="#000000" loext:opacity="100%" style:font-name="Times New Roman" fo:font-size="14pt" fo:letter-spacing="normal" fo:font-style="normal" fo:font-weight="bold" officeooo:rsid="000bf51c" officeooo:paragraph-rsid="000bf51c" style:font-size-asian="14pt" style:font-weight-asian="bold" style:font-size-complex="14pt" style:font-weight-complex="bold"/>
    </style:style>
    <style:style style:name="P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language="ru" fo:country="RU" fo:font-style="normal" fo:font-weight="bold" officeooo:rsid="000bf51c" officeooo:paragraph-rsid="000bf51c" style:font-size-asian="14pt" style:font-weight-asian="bold" style:font-size-complex="14pt" style:font-weight-complex="bold"/>
    </style:style>
    <style:style style:name="P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style:text-properties style:font-name="var jp-content-font-family" fo:language="ru" fo:country="RU" fo:font-weight="normal" officeooo:rsid="000bf51c" officeooo:paragraph-rsid="000bf51c"/>
    </style:style>
    <style:style style:name="P6" style:family="paragraph" style:parent-style-name="Heading_20_3">
      <style:paragraph-properties fo:margin-left="0cm" fo:margin-right="0cm" fo:margin-top="0cm" fo:margin-bottom="0cm" style:contextual-spacing="false" fo:text-align="start" style:justify-single-word="false" fo:text-indent="0cm" style:auto-text-indent="false" style:writing-mode="lr-tb"/>
      <style:text-properties fo:color="#000000" loext:opacity="100%" officeooo:rsid="000bf51c" officeooo:paragraph-rsid="000bf51c" loext:padding="0cm" loext:border="none"/>
    </style:style>
    <style:style style:name="P7" style:family="paragraph" style:parent-style-name="Heading_20_3">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4pt" fo:font-weight="bold" style:font-size-asian="14pt" style:font-weight-asian="bold" style:font-size-complex="14pt" style:font-weight-complex="bold" loext:padding="0cm" loext:border="none"/>
    </style:style>
    <style:style style:name="P8" style:family="paragraph" style:parent-style-name="Heading_20_3">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fo:font-weight="bold" style:font-size-asian="12pt" style:font-size-complex="12pt" loext:padding="0cm" loext:border="none"/>
    </style:style>
    <style:style style:name="P9" style:family="paragraph" style:parent-style-name="Heading_20_3">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fo:font-weight="bold" style:font-size-asian="12pt" style:font-weight-asian="bold" style:font-size-complex="12pt" style:font-weight-complex="bold" loext:padding="0cm" loext:border="none"/>
    </style:style>
    <style:style style:name="P10"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var jp-content-font-family" fo:font-size="14pt" fo:language="ru" fo:country="RU" fo:font-weight="bold" officeooo:rsid="000bf51c" officeooo:paragraph-rsid="000bf51c" style:font-size-asian="14pt" style:font-weight-asian="bold" style:font-size-complex="14pt" style:font-weight-complex="bold"/>
    </style:style>
    <style:style style:name="P11"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language="ru" fo:country="RU" fo:font-style="normal" fo:font-weight="bold" officeooo:rsid="000bf51c" officeooo:paragraph-rsid="000bf51c" style:font-size-asian="12pt" style:font-weight-asian="bold" style:font-size-complex="12pt" style:font-weight-complex="bold"/>
    </style:style>
    <style:style style:name="P12" style:family="paragraph" style:parent-style-name="Heading_20_4">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fo:font-weight="bold" style:font-size-asian="12pt" style:font-size-complex="12pt" loext:padding="0cm" loext:border="none"/>
    </style:style>
    <style:style style:name="P13" style:family="paragraph" style:parent-style-name="Heading_20_4">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officeooo:paragraph-rsid="000cf85b" style:font-size-asian="12pt" style:font-size-complex="12pt" loext:padding="0cm" loext:border="none"/>
    </style:style>
    <style:style style:name="P14" style:family="paragraph" style:parent-style-name="Heading_20_5">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fo:font-style="italic" fo:font-weight="bold" style:font-size-asian="12pt" style:font-size-complex="12pt" loext:padding="0cm" loext:border="none"/>
    </style:style>
    <style:style style:name="P15" style:family="paragraph" style:parent-style-name="Heading_20_5">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style:font-size-asian="12pt" style:font-size-complex="12pt" loext:padding="0cm" loext:border="none"/>
    </style:style>
    <style:style style:name="P16" style:family="paragraph" style:parent-style-name="Preformatted_20_Text">
      <style:text-properties fo:font-variant="normal" fo:text-transform="none" fo:color="#000000" loext:opacity="100%" style:font-name="Times New Roman" fo:font-size="12pt" fo:letter-spacing="normal" fo:font-style="normal" fo:font-weight="normal" officeooo:rsid="000bf51c" officeooo:paragraph-rsid="000bf51c" style:font-size-asian="12pt" style:font-weight-asian="normal" style:font-size-complex="12pt" style:font-weight-complex="normal"/>
    </style:style>
    <style:style style:name="P17" style:family="paragraph" style:parent-style-name="Preformatted_20_Text">
      <style:paragraph-properties style:line-height-at-least="0.423cm" fo:orphans="2" fo:widows="2"/>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Preformatted_20_Text">
      <style:paragraph-properties fo:margin-top="0cm" fo:margin-bottom="0.499cm" style:contextual-spacing="false" style:line-height-at-least="0.423cm" fo:orphans="2" fo:widows="2"/>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rsid="000bf51c" officeooo:paragraph-rsid="000bf51c" style:font-size-asian="12pt" style:font-size-complex="12pt"/>
    </style:style>
    <style:style style:name="P20" style:family="paragraph" style:parent-style-name="Standard">
      <style:paragraph-properties fo:margin-top="0cm" fo:margin-bottom="0cm" style:contextual-spacing="false" fo:text-align="start" style:justify-single-word="false" fo:orphans="2" fo:widows="2"/>
      <style:text-properties fo:color="#000000" loext:opacity="100%" style:font-name="Times New Roman" fo:font-size="14pt" fo:language="ru" fo:country="RU" fo:font-weight="bold" officeooo:paragraph-rsid="000bf51c" style:letter-kerning="false" style:font-name-asian="Calibri" style:font-size-asian="14pt" style:language-asian="en" style:country-asian="US" style:font-weight-asian="bold" style:font-name-complex="Times New Roman1" style:font-size-complex="14pt" style:language-complex="ar" style:country-complex="SA" style:font-weight-complex="bold"/>
    </style:style>
    <style:style style:name="P21" style:family="paragraph" style:parent-style-name="Text_20_body">
      <style:text-properties fo:font-variant="normal" fo:text-transform="none" fo:color="#000000" loext:opacity="100%" style:font-name="Times New Roman" fo:font-size="12pt" fo:letter-spacing="normal" fo:font-style="normal" fo:font-weight="normal" officeooo:rsid="000bf51c" officeooo:paragraph-rsid="000bf51c"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language="ru" fo:country="RU" fo:font-style="normal" fo:font-weight="normal" officeooo:rsid="000bf51c" officeooo:paragraph-rsid="000bf51c" style:font-size-asian="12pt" style:font-size-complex="12pt"/>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language="ru" fo:country="RU" fo:font-style="normal" fo:font-weight="bold" officeooo:rsid="000bf51c" officeooo:paragraph-rsid="000bf51c" style:font-size-asian="12pt" style:font-weight-asian="bold" style:font-size-complex="12pt" style:font-weight-complex="bold"/>
    </style:style>
    <style:style style:name="P24" style:family="paragraph" style:parent-style-name="Text_20_body">
      <style:text-properties fo:font-variant="normal" fo:text-transform="none" fo:color="#000000" loext:opacity="100%" style:font-name="Times New Roman" fo:font-size="14pt" fo:letter-spacing="normal" fo:font-style="normal" fo:font-weight="bold" officeooo:paragraph-rsid="000bf51c" style:font-size-asian="14pt" style:font-weight-asian="bold" style:font-size-complex="14pt" style:font-weight-complex="bold"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Times New Roman" fo:font-size="12pt" style:font-size-asian="12pt" style:font-size-complex="12pt"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Times New Roman" fo:font-size="12pt" officeooo:paragraph-rsid="000cf85b" style:font-size-asian="12pt" style:font-size-complex="12pt" loext:padding="0cm" loext:border="none"/>
    </style:style>
    <style:style style:name="P27" style:family="paragraph" style:parent-style-name="Text_20_body">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style:font-size-asian="12pt" style:font-size-complex="12p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Times New Roman" fo:font-size="12pt" officeooo:rsid="000bf51c" officeooo:paragraph-rsid="000bf51c" style:font-size-asian="12pt" style:font-size-complex="12pt" loext:padding="0cm" loext:border="none"/>
    </style:style>
    <style:style style:name="P29" style:family="paragraph" style:parent-style-name="Text_20_body">
      <style:text-properties fo:color="#000000" loext:opacity="100%" style:font-name="Times New Roman" fo:font-size="12pt" officeooo:paragraph-rsid="000bf51c" style:font-size-asian="12pt" style:font-size-complex="12pt"/>
    </style:style>
    <style:style style:name="P30"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Times New Roman" fo:font-size="12pt" officeooo:rsid="000cf85b" officeooo:paragraph-rsid="000cf85b" style:font-size-asian="12pt" style:font-size-complex="12pt"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language="ru" fo:country="RU" fo:font-weight="normal" officeooo:rsid="000bf51c" officeooo:paragraph-rsid="000bf51c" style:font-size-asian="12pt" style:font-size-complex="12pt"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language="ru" fo:country="RU" fo:font-weight="normal" officeooo:rsid="000bf51c" officeooo:paragraph-rsid="000bf51c" style:font-size-asian="12pt" style:font-size-complex="12pt"/>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language="ru" fo:country="RU" fo:font-weight="normal" officeooo:rsid="000bf51c" officeooo:paragraph-rsid="000cf85b" style:font-size-asian="12pt" style:font-size-complex="12pt"/>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font-weight="normal" style:font-size-asian="12pt" style:font-size-complex="12pt"/>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font-weight="normal" officeooo:paragraph-rsid="000bf51c" style:font-size-asian="12pt" style:font-size-complex="12pt"/>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2pt" fo:font-weight="normal" officeooo:rsid="000bf51c" officeooo:paragraph-rsid="000bf51c" style:font-size-asian="12pt" style:font-size-complex="12pt"/>
    </style:style>
    <style:style style:name="P37" style:family="paragraph" style:parent-style-name="Text_20_body">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2pt" fo:font-weight="bold"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font-size="14pt" fo:language="ru" fo:country="RU" fo:font-weight="bold" officeooo:rsid="000bf51c" officeooo:paragraph-rsid="000bf51c"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style:contextual-spacing="false" fo:line-height="100%" fo:text-indent="0cm" style:auto-text-indent="false" style:writing-mode="lr-tb"/>
      <style:text-properties fo:color="#000000" loext:opacity="100%" style:font-name="Times New Roman" fo:font-size="14pt" fo:font-weight="bold" style:font-size-asian="14pt" style:font-weight-asian="bold" style:font-size-complex="14pt" style:font-weight-complex="bold" loext:padding="0cm" loext:border="none"/>
    </style:style>
    <style:style style:name="T1" style:family="text">
      <style:text-properties officeooo:rsid="000bf51c"/>
    </style:style>
    <style:style style:name="T2" style:family="text">
      <style:text-properties fo:font-variant="normal" fo:text-transform="none" fo:color="#000000" loext:opacity="87%" style:font-name="apple-system" fo:font-size="10.5pt" fo:letter-spacing="normal" fo:font-style="normal"/>
    </style:style>
    <style:style style:name="T3" style:family="text">
      <style:text-properties fo:font-variant="normal" fo:text-transform="none" fo:color="#000000" loext:opacity="87%" style:font-name="apple-system" fo:font-size="10.5pt" fo:letter-spacing="normal" fo:language="ru" fo:country="RU" fo:font-style="normal" fo:font-weight="normal" officeooo:rsid="000bf51c" style:font-size-asian="10.5pt" style:font-weight-asian="bold" style:font-size-complex="12pt" style:font-weight-complex="bold"/>
    </style:style>
    <style:style style:name="T4" style:family="text">
      <style:text-properties fo:font-variant="normal" fo:text-transform="none" fo:color="#000000" loext:opacity="87%" fo:font-size="10.5pt" fo:letter-spacing="normal" fo:font-style="normal"/>
    </style:style>
    <style:style style:name="T5" style:family="text">
      <style:text-properties fo:font-variant="normal" fo:text-transform="none" fo:color="#000000" loext:opacity="87%" fo:font-size="10.5pt" fo:letter-spacing="normal" fo:language="ru" fo:country="RU" fo:font-style="normal" fo:font-weight="normal" officeooo:rsid="000bf51c" style:font-size-asian="10.5pt" style:font-weight-asian="bold" style:font-size-complex="12pt" style:font-weight-complex="bold"/>
    </style:style>
    <style:style style:name="T6" style:family="text">
      <style:text-properties fo:font-variant="normal" fo:text-transform="none" fo:color="#000000" loext:opacity="87%" fo:letter-spacing="normal" fo:language="ru" fo:country="RU" fo:font-style="normal" fo:font-weight="normal" officeooo:rsid="000bf51c" style:font-weight-asian="bold" style:font-weight-complex="bold"/>
    </style:style>
    <style:style style:name="T7" style:family="text">
      <style:text-properties fo:font-variant="normal" fo:text-transform="none" fo:color="#000000" loext:opacity="87%" fo:letter-spacing="normal" fo:font-style="normal"/>
    </style:style>
    <style:style style:name="T8" style:family="text">
      <style:text-properties fo:font-variant="normal" fo:text-transform="none" fo:color="#000000" loext:opacity="100%" style:font-name="Helvetica Neue" fo:font-size="12pt" fo:letter-spacing="normal" fo:language="ru" fo:country="RU" fo:font-style="normal" fo:font-weight="normal" officeooo:rsid="000bf51c" style:font-size-asian="10.5pt" style:font-weight-asian="bold" style:font-size-complex="12pt" style:font-weight-complex="bold"/>
    </style:style>
    <style:style style:name="T9" style:family="text">
      <style:text-properties fo:font-variant="normal" fo:text-transform="none" fo:color="#000000" loext:opacity="100%" style:font-name="Helvetica Neue" fo:font-size="12pt" fo:letter-spacing="normal" fo:font-style="normal" style:font-size-asian="12pt" style:font-size-complex="12pt"/>
    </style:style>
    <style:style style:name="T10" style:family="text">
      <style:text-properties fo:font-variant="normal" fo:text-transform="none" fo:color="#000000" loext:opacity="100%" style:font-name="Helvetica Neue" fo:font-size="10.5pt" fo:letter-spacing="normal" fo:font-style="normal"/>
    </style:style>
    <style:style style:name="T11" style:family="text">
      <style:text-properties fo:font-variant="normal" fo:text-transform="none" fo:color="#000000" loext:opacity="100%" style:font-name="Helvetica Neue" fo:font-size="10.5pt" fo:letter-spacing="normal" fo:font-style="normal" officeooo:rsid="000bf51c"/>
    </style:style>
    <style:style style:name="T12" style:family="text">
      <style:text-properties fo:font-variant="normal" fo:text-transform="none" fo:color="#000000" loext:opacity="100%" style:font-name="Helvetica Neue" fo:font-size="10.5pt" fo:letter-spacing="normal" fo:language="ru" fo:country="RU" fo:font-style="normal" officeooo:rsid="000bf51c"/>
    </style:style>
    <style:style style:name="T13" style:family="text">
      <style:text-properties fo:font-variant="normal" fo:text-transform="none" fo:color="#000000" loext:opacity="100%" fo:font-size="10.5pt" fo:letter-spacing="normal" fo:font-style="normal"/>
    </style:style>
    <style:style style:name="T14" style:family="text">
      <style:text-properties fo:font-variant="normal" fo:text-transform="none" fo:color="#000000" loext:opacity="100%" fo:font-size="10.5pt" fo:letter-spacing="normal" fo:font-style="normal" loext:padding="0cm" loext:border="none"/>
    </style:style>
    <style:style style:name="T15" style:family="text">
      <style:text-properties fo:font-variant="normal" fo:text-transform="none" fo:color="#000000" loext:opacity="100%" fo:font-size="10.5pt" fo:letter-spacing="normal" fo:font-style="normal" officeooo:rsid="000bf51c"/>
    </style:style>
    <style:style style:name="T16" style:family="text">
      <style:text-properties fo:font-variant="normal" fo:text-transform="none" fo:color="#000000" loext:opacity="100%" fo:font-size="10.5pt" fo:letter-spacing="normal" fo:font-style="normal" officeooo:rsid="000bf51c" loext:padding="0cm" loext:border="none"/>
    </style:style>
    <style:style style:name="T17" style:family="text">
      <style:text-properties fo:font-variant="normal" fo:text-transform="none" fo:color="#000000" loext:opacity="100%" fo:font-size="10.5pt" fo:letter-spacing="normal" fo:language="ru" fo:country="RU" fo:font-style="normal" loext:padding="0cm" loext:border="none"/>
    </style:style>
    <style:style style:name="T18" style:family="text">
      <style:text-properties fo:font-variant="normal" fo:text-transform="none" fo:color="#000000" loext:opacity="100%" fo:font-size="10.5pt" fo:letter-spacing="normal" fo:language="ru" fo:country="RU" fo:font-style="normal" officeooo:rsid="000bf51c"/>
    </style:style>
    <style:style style:name="T1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20" style:family="text">
      <style:text-properties fo:font-variant="normal" fo:text-transform="none" fo:color="#000000" loext:opacity="100%" style:font-name="inherit" fo:font-size="13.5pt" fo:letter-spacing="normal" fo:font-style="normal" fo:font-weight="bold" loext:padding="0cm" loext:border="none"/>
    </style:style>
    <style:style style:name="T21" style:family="text">
      <style:text-properties fo:font-variant="normal" fo:text-transform="none" fo:color="#000000" loext:opacity="100%" fo:font-size="12pt" fo:letter-spacing="normal" fo:language="ru" fo:country="RU" fo:font-style="normal" fo:font-weight="normal" officeooo:rsid="000bf51c" style:font-size-asian="10.5pt" style:font-weight-asian="bold" style:font-size-complex="12pt" style:font-weight-complex="bold"/>
    </style:style>
    <style:style style:name="T22" style:family="text">
      <style:text-properties fo:font-variant="normal" fo:text-transform="none" fo:color="#000000" loext:opacity="100%" fo:font-size="12pt" fo:letter-spacing="normal" fo:font-style="normal" style:font-size-asian="12pt" style:font-size-complex="12pt"/>
    </style:style>
    <style:style style:name="T23" style:family="text">
      <style:text-properties fo:font-variant="normal" fo:text-transform="none" fo:color="#000000" loext:opacity="100%" fo:font-size="13.5pt" fo:letter-spacing="normal" fo:font-style="normal" fo:font-weight="bold" loext:padding="0cm" loext:border="none"/>
    </style:style>
    <style:style style:name="T24" style:family="text">
      <style:text-properties fo:font-variant="normal" fo:text-transform="none" fo:color="#000000" loext:opacity="100%" style:font-name="Times New Roman" fo:font-size="13.5pt" fo:letter-spacing="normal" fo:font-style="normal" fo:font-weight="bold" loext:padding="0cm" loext:border="none"/>
    </style:style>
    <style:style style:name="T25" style:family="text">
      <style:text-properties fo:font-variant="normal" fo:text-transform="none" fo:color="#000000" loext:opacity="100%" style:font-name="Times New Roman" fo:letter-spacing="normal" fo:font-style="normal" fo:font-weight="bold" loext:padding="0cm" loext:border="none"/>
    </style:style>
    <style:style style:name="T26" style:family="text">
      <style:text-properties fo:font-variant="normal" fo:text-transform="none" fo:color="#000000" loext:opacity="100%" style:font-name="Times New Roman" fo:letter-spacing="normal" fo:font-style="normal" fo:font-weight="bold" style:font-weight-asian="bold" style:font-weight-complex="bold" loext:padding="0cm" loext:border="none"/>
    </style:style>
    <style:style style:name="T27" style:family="text">
      <style:text-properties fo:font-variant="normal" fo:text-transform="none" fo:color="#000000" loext:opacity="100%" style:font-name="Times New Roman" fo:letter-spacing="normal" fo:font-style="normal" loext:padding="0cm" loext:border="none"/>
    </style:style>
    <style:style style:name="T28" style:family="text">
      <style:text-properties fo:font-variant="normal" fo:text-transform="none" fo:color="#000000" loext:opacity="100%" style:font-name="Times New Roman" fo:font-size="14pt" fo:letter-spacing="normal" fo:font-style="normal" fo:font-weight="bold" style:font-size-asian="14pt" style:font-size-complex="14pt" loext:padding="0cm" loext:border="none"/>
    </style:style>
    <style:style style:name="T29"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loext:padding="0cm" loext:border="none"/>
    </style:style>
    <style:style style:name="T30" style:family="text">
      <style:text-properties fo:font-variant="normal" fo:text-transform="none" fo:color="#000000" loext:opacity="100%" style:font-name="Times New Roman" fo:font-size="14pt" fo:letter-spacing="normal" fo:font-style="normal" style:font-size-asian="14pt" style:font-size-complex="14pt" loext:padding="0cm" loext:border="none"/>
    </style:style>
    <style:style style:name="T31" style:family="text">
      <style:text-properties fo:font-variant="normal" fo:text-transform="none" fo:color="#000000" loext:opacity="100%" style:font-name="Times New Roman" fo:font-size="14pt" fo:letter-spacing="normal" fo:font-style="normal" style:font-size-asian="14pt" style:font-weight-asian="normal" style:font-size-complex="14pt" style:font-weight-complex="normal" loext:padding="0cm" loext:border="none"/>
    </style:style>
    <style:style style:name="T32"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loext:padding="0cm" loext:border="none"/>
    </style:style>
    <style:style style:name="T33" style:family="text">
      <style:text-properties fo:font-variant="normal" fo:text-transform="none" fo:color="#000000" loext:opacity="100%" fo:letter-spacing="normal" fo:font-style="normal"/>
    </style:style>
    <style:style style:name="T34" style:family="text">
      <style:text-properties fo:font-variant="normal" fo:text-transform="none" fo:color="#000000" loext:opacity="100%" fo:letter-spacing="normal" fo:font-style="normal" loext:padding="0cm" loext:border="none"/>
    </style:style>
    <style:style style:name="T35" style:family="text">
      <style:text-properties fo:font-variant="normal" fo:text-transform="none" fo:color="#000000" loext:opacity="100%" fo:letter-spacing="normal" fo:font-style="normal" officeooo:rsid="000bf51c"/>
    </style:style>
    <style:style style:name="T36" style:family="text">
      <style:text-properties fo:font-variant="normal" fo:text-transform="none" fo:color="#000000" loext:opacity="100%" fo:letter-spacing="normal" fo:font-style="normal" officeooo:rsid="000bf51c" loext:padding="0cm" loext:border="none"/>
    </style:style>
    <style:style style:name="T37" style:family="text">
      <style:text-properties fo:font-variant="normal" fo:text-transform="none" fo:color="#000000" loext:opacity="100%" fo:letter-spacing="normal" fo:language="ru" fo:country="RU" fo:font-style="normal" fo:font-weight="normal" officeooo:rsid="000bf51c" style:font-weight-asian="bold" style:font-weight-complex="bold"/>
    </style:style>
    <style:style style:name="T38" style:family="text">
      <style:text-properties fo:font-variant="normal" fo:text-transform="none" fo:color="#000000" loext:opacity="100%" fo:letter-spacing="normal" fo:language="ru" fo:country="RU" fo:font-style="normal" loext:padding="0cm" loext:border="none"/>
    </style:style>
    <style:style style:name="T39" style:family="text">
      <style:text-properties fo:font-variant="normal" fo:text-transform="none" fo:color="#000000" loext:opacity="100%" fo:letter-spacing="normal" fo:language="ru" fo:country="RU" fo:font-style="normal" officeooo:rsid="000bf51c"/>
    </style:style>
    <style:style style:name="T40" style:family="text">
      <style:text-properties fo:font-variant="normal" fo:text-transform="none" fo:color="#296eaa" loext:opacity="100%" style:text-line-through-style="none" style:text-line-through-type="none" style:font-name="inherit" fo:font-size="13.5pt" fo:letter-spacing="normal" fo:font-style="normal" style:text-underline-style="none" fo:font-weight="bold" style:text-blinking="false" fo:background-color="transparent" loext:char-shading-value="0" loext:padding="0cm" loext:border="none"/>
    </style:style>
    <style:style style:name="T41" style:family="text">
      <style:text-properties fo:font-variant="normal" fo:text-transform="none" fo:color="#296eaa" loext:opacity="100%" style:text-line-through-style="none" style:text-line-through-type="none" fo:font-size="13.5pt" fo:letter-spacing="normal" fo:font-style="normal" style:text-underline-style="none" fo:font-weight="bold" style:text-blinking="false" fo:background-color="transparent" loext:char-shading-value="0" loext:padding="0cm" loext:border="none"/>
    </style:style>
    <style:style style:name="T42" style:family="text">
      <style:text-properties fo:font-variant="normal" fo:text-transform="none" fo:color="#296eaa" loext:opacity="100%" style:text-line-through-style="none" style:text-line-through-type="none" style:font-name="Times New Roman" fo:font-size="13.5pt" fo:letter-spacing="normal" fo:font-style="normal" style:text-underline-style="none" fo:font-weight="bold" style:text-blinking="false" fo:background-color="transparent" loext:char-shading-value="0" loext:padding="0cm" loext:border="none"/>
    </style:style>
    <style:style style:name="T43" style:family="text">
      <style:text-properties fo:font-variant="normal" fo:text-transform="none" fo:color="#296eaa" loext:opacity="100%" style:text-line-through-style="none" style:text-line-through-type="none" style:font-name="Times New Roman" fo:letter-spacing="normal" fo:font-style="normal" style:text-underline-style="none" fo:font-weight="bold" style:text-blinking="false" fo:background-color="transparent" loext:char-shading-value="0" loext:padding="0cm" loext:border="none"/>
    </style:style>
    <style:style style:name="T44" style:family="text">
      <style:text-properties fo:font-variant="normal" fo:text-transform="none" fo:color="#296eaa" loext:opacity="100%" style:text-line-through-style="none" style:text-line-through-type="none" style:font-name="Times New Roman" fo:letter-spacing="normal" fo:font-style="normal" style:text-underline-style="none" fo:font-weight="bold" style:text-blinking="false" fo:background-color="transparent" loext:char-shading-value="0" style:font-weight-asian="bold" style:font-weight-complex="bold" loext:padding="0cm" loext:border="none"/>
    </style:style>
    <style:style style:name="T45" style:family="text">
      <style:text-properties fo:font-variant="normal" fo:text-transform="none" fo:color="#296eaa" loext:opacity="100%" style:text-line-through-style="none" style:text-line-through-type="none" style:font-name="Times New Roman" fo:font-size="14pt" fo:letter-spacing="normal" fo:font-style="normal" style:text-underline-style="none" fo:font-weight="bold" style:text-blinking="false" fo:background-color="transparent" loext:char-shading-value="0" style:font-size-asian="14pt" style:font-size-complex="14pt" loext:padding="0cm" loext:border="none"/>
    </style:style>
    <style:style style:name="T46" style:family="text">
      <style:text-properties fo:font-variant="normal" fo:text-transform="none" fo:color="#296eaa" loext:opacity="100%" style:text-line-through-style="none" style:text-line-through-type="none" style:font-name="Times New Roman" fo:font-size="14pt" fo:letter-spacing="normal" fo:font-style="normal" style:text-underline-style="none" fo:font-weight="bold" style:text-blinking="false" fo:background-color="transparent" loext:char-shading-value="0" style:font-size-asian="14pt" style:font-weight-asian="bold" style:font-size-complex="14pt" style:font-weight-complex="bold" loext:padding="0cm" loext:border="none"/>
    </style:style>
    <style:style style:name="T47" style:family="text">
      <style:text-properties fo:font-variant="normal" fo:text-transform="none" fo:color="#296eaa" loext:opacity="100%" style:text-line-through-style="none" style:text-line-through-type="none" style:font-name="Times New Roman" fo:font-size="14pt" fo:letter-spacing="normal" fo:font-style="normal" style:text-underline-style="none" style:text-blinking="false" fo:background-color="transparent" loext:char-shading-value="0" style:font-size-asian="14pt" style:font-size-complex="14pt" loext:padding="0cm" loext:border="none"/>
    </style:style>
    <style:style style:name="T48" style:family="text">
      <style:text-properties fo:font-variant="normal" fo:text-transform="none" fo:color="#296eaa" loext:opacity="100%" style:text-line-through-style="none" style:text-line-through-type="none" style:font-name="Times New Roman" fo:font-size="14pt" fo:letter-spacing="normal" fo:font-style="normal" style:text-underline-style="none" style:text-blinking="false" fo:background-color="transparent" loext:char-shading-value="0" style:font-size-asian="14pt" style:font-weight-asian="normal" style:font-size-complex="14pt" style:font-weight-complex="normal" loext:padding="0cm" loext:border="none"/>
    </style:style>
    <style:style style:name="T49" style:family="text">
      <style:text-properties fo:font-variant="normal" fo:text-transform="none" fo:color="#296eaa"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50" style:family="text">
      <style:text-properties fo:font-variant="normal" fo:text-transform="none" style:font-name="Helvetica Neue" fo:font-size="10.5pt" fo:letter-spacing="normal" fo:font-style="normal"/>
    </style:style>
    <style:style style:name="T51" style:family="text">
      <style:text-properties fo:font-variant="normal" fo:text-transform="none" style:font-name="Helvetica Neue" fo:font-size="10.5pt" fo:letter-spacing="normal" fo:font-style="normal" fo:font-weight="normal"/>
    </style:style>
    <style:style style:name="T52" style:family="text">
      <style:text-properties fo:font-variant="normal" fo:text-transform="none" fo:font-size="10.5pt" fo:letter-spacing="normal" fo:font-style="normal"/>
    </style:style>
    <style:style style:name="T53" style:family="text">
      <style:text-properties fo:font-variant="normal" fo:text-transform="none" fo:font-size="10.5pt" fo:letter-spacing="normal" fo:font-style="normal" fo:font-weight="normal"/>
    </style:style>
    <style:style style:name="T54" style:family="text">
      <style:text-properties fo:font-variant="normal" fo:text-transform="none" fo:letter-spacing="normal" fo:font-style="normal"/>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officeooo:rsid="000bf51c"/>
    </style:style>
    <style:style style:name="T57" style:family="text">
      <style:text-properties fo:font-variant="normal" fo:text-transform="none" fo:letter-spacing="normal" fo:font-style="normal" loext:padding="0cm" loext:border="none"/>
    </style:style>
    <style:style style:name="T58" style:family="text">
      <style:text-properties fo:font-variant="normal" fo:text-transform="none" fo:letter-spacing="normal" fo:font-style="normal" officeooo:rsid="000bf51c"/>
    </style:style>
    <style:style style:name="T59" style:family="text">
      <style:text-properties fo:font-variant="normal" fo:text-transform="none" fo:letter-spacing="normal" fo:font-style="normal" officeooo:rsid="000bf51c" loext:padding="0cm" loext:border="none"/>
    </style:style>
    <style:style style:name="T60" style:family="text">
      <style:text-properties fo:font-variant="normal" fo:text-transform="none" fo:letter-spacing="normal" fo:font-style="normal" officeooo:rsid="000cf85b"/>
    </style:style>
    <style:style style:name="T61" style:family="text">
      <style:text-properties fo:font-variant="normal" fo:text-transform="none" fo:letter-spacing="normal" fo:language="ru" fo:country="RU" fo:font-style="normal" fo:font-weight="normal" officeooo:rsid="000bf51c" style:font-weight-asian="bold" style:font-weight-complex="bold"/>
    </style:style>
    <style:style style:name="T62" style:family="text">
      <style:text-properties fo:font-variant="normal" fo:text-transform="none" fo:letter-spacing="normal" fo:language="ru" fo:country="RU" fo:font-style="normal" loext:padding="0cm" loext:border="none"/>
    </style:style>
    <style:style style:name="T63" style:family="text">
      <style:text-properties fo:font-variant="normal" fo:text-transform="none" fo:letter-spacing="normal" fo:language="ru" fo:country="RU" fo:font-style="normal" officeooo:rsid="000bf51c"/>
    </style:style>
    <style:style style:name="T64" style:family="text">
      <style:text-properties fo:font-variant="normal" fo:text-transform="none" style:font-name="Times New Roman" fo:letter-spacing="normal" fo:font-style="normal" loext:padding="0cm" loext:border="none"/>
    </style:style>
    <style:style style:name="T65" style:family="text">
      <style:text-properties fo:font-variant="normal" fo:text-transform="none" style:font-name="Times New Roman" fo:font-size="12pt" fo:letter-spacing="normal" fo:font-style="normal" fo:font-weight="bold" style:font-size-asian="12pt" style:font-weight-asian="bold" style:font-size-complex="12pt" style:font-weight-complex="bold" loext:padding="0cm" loext:border="none"/>
    </style:style>
    <style:style style:name="T66" style:family="text">
      <style:text-properties fo:font-variant="normal" fo:text-transform="none"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67" style:family="text">
      <style:text-properties fo:color="#000000" loext:opacity="87%"/>
    </style:style>
    <style:style style:name="T68" style:family="text">
      <style:text-properties fo:color="#000000" loext:opacity="87%" style:font-name="apple-system"/>
    </style:style>
    <style:style style:name="T69" style:family="text">
      <style:text-properties fo:color="#000000" loext:opacity="87%" style:font-name="apple-system" fo:font-size="10.5pt"/>
    </style:style>
    <style:style style:name="T70" style:family="text">
      <style:text-properties fo:color="#000000" loext:opacity="87%" style:font-name="apple-system" officeooo:rsid="000bf51c"/>
    </style:style>
    <style:style style:name="T71" style:family="text">
      <style:text-properties fo:color="#000000" loext:opacity="87%" officeooo:rsid="000bf51c"/>
    </style:style>
    <style:style style:name="T72" style:family="text">
      <style:text-properties fo:color="#000000" loext:opacity="87%" fo:font-size="10.5pt"/>
    </style:style>
    <style:style style:name="T73" style:family="text">
      <style:text-properties fo:font-size="10.5pt"/>
    </style:style>
    <style:style style:name="T74" style:family="text">
      <style:text-properties fo:font-size="10.5pt" fo:font-weight="bold" loext:padding="0cm" loext:border="none"/>
    </style:style>
    <style:style style:name="T75" style:family="text">
      <style:text-properties fo:font-weight="normal" style:font-weight-asian="normal" style:font-weight-complex="normal"/>
    </style:style>
    <style:style style:name="T76" style:family="text">
      <style:text-properties fo:font-weight="normal" officeooo:rsid="000cf85b" style:font-weight-asian="normal" style:font-weight-complex="normal"/>
    </style:style>
    <style:style style:name="T77" style:family="text">
      <style:text-properties fo:font-weight="bold"/>
    </style:style>
    <style:style style:name="T78" style:family="text">
      <style:text-properties fo:font-weight="bold" loext:padding="0cm" loext:border="none"/>
    </style:style>
    <style:style style:name="T79" style:family="text">
      <style:text-properties fo:language="en" fo:country="US"/>
    </style:style>
    <style:style style:name="T80" style:family="text">
      <style:text-properties fo:language="ru" fo:country="RU"/>
    </style:style>
    <style:style style:name="T81" style:family="text">
      <style:text-properties style:text-line-through-style="none" style:text-line-through-type="none" style:font-name="Times New Roman" fo:font-size="14pt" style:text-underline-style="none" fo:font-weight="bold" style:text-blinking="false" fo:background-color="transparent" loext:char-shading-value="0" style:font-size-asian="14pt" style:font-weight-asian="bold" style:font-size-complex="14pt" style:font-weight-complex="bold"/>
    </style:style>
    <style:style style:name="T82" style:family="text">
      <style:text-properties style:font-name="inherit" fo:font-size="13.5pt" fo:font-weight="bold"/>
    </style:style>
    <style:style style:name="T83" style:family="text">
      <style:text-properties style:font-name="inherit" fo:font-size="10.5pt" fo:font-weight="bold" loext:padding="0cm" loext:border="none"/>
    </style:style>
    <style:style style:name="T84" style:family="text">
      <style:text-properties fo:font-size="13.5pt" fo:font-weight="bold"/>
    </style:style>
    <style:style style:name="T85" style:family="text">
      <style:text-properties fo:color="#296eaa" loext:opacity="100%" style:text-line-through-style="none" style:text-line-through-type="none" style:font-name="inherit" fo:font-size="13.5pt" style:text-underline-style="none" fo:font-weight="bold" style:text-blinking="false" fo:background-color="transparent" loext:char-shading-value="0"/>
    </style:style>
    <style:style style:name="T86" style:family="text">
      <style:text-properties fo:color="#296eaa" loext:opacity="100%" style:text-line-through-style="none" style:text-line-through-type="none" fo:font-size="13.5pt" style:text-underline-style="none" fo:font-weight="bold" style:text-blinking="false" fo:background-color="transparent" loext:char-shading-value="0"/>
    </style:style>
    <style:style style:name="T87" style:family="text">
      <style:text-properties fo:color="#296eaa" loext:opacity="100%" style:text-line-through-style="none" style:text-line-through-type="none" style:font-name="Times New Roman" fo:font-size="13.5pt" style:text-underline-style="none" fo:font-weight="bold" style:text-blinking="false" fo:background-color="transparent" loext:char-shading-value="0"/>
    </style:style>
    <style:style style:name="T88" style:family="text">
      <style:text-properties fo:color="#296eaa" loext:opacity="100%" style:text-line-through-style="none" style:text-line-through-type="none" style:font-name="Times New Roman" style:text-underline-style="none" fo:font-weight="bold" style:text-blinking="false" fo:background-color="transparent" loext:char-shading-value="0"/>
    </style:style>
    <style:style style:name="T89" style:family="text">
      <style:text-properties fo:color="#296eaa" loext:opacity="100%" style:text-line-through-style="none" style:text-line-through-type="none" style:font-name="Times New Roman" style:text-underline-style="none" fo:font-weight="bold" style:text-blinking="false" fo:background-color="transparent" loext:char-shading-value="0" style:font-weight-asian="bold" style:font-weight-complex="bold"/>
    </style:style>
    <style:style style:name="T90" style:family="text">
      <style:text-properties fo:color="#296eaa" loext:opacity="100%" style:text-line-through-style="none" style:text-line-through-type="none" style:font-name="Times New Roman" fo:font-size="14pt" style:text-underline-style="none" fo:font-weight="bold" style:text-blinking="false" fo:background-color="transparent" loext:char-shading-value="0" style:font-size-asian="14pt" style:font-size-complex="14pt"/>
    </style:style>
    <style:style style:name="T91" style:family="text">
      <style:text-properties fo:color="#296eaa" loext:opacity="100%" style:text-line-through-style="none" style:text-line-through-type="none" style:font-name="Times New Roman" fo:font-size="14pt" style:text-underline-style="none" fo:font-weight="bold" style:text-blinking="false" fo:background-color="transparent" loext:char-shading-value="0" style:font-size-asian="14pt" style:font-weight-asian="bold" style:font-size-complex="14pt" style:font-weight-complex="bold"/>
    </style:style>
    <style:style style:name="T92" style:family="text">
      <style:text-properties fo:color="#296eaa" loext:opacity="100%" style:text-line-through-style="none" style:text-line-through-type="none" style:font-name="Times New Roman" fo:font-size="14pt" style:text-underline-style="none" style:text-blinking="false" fo:background-color="transparent" loext:char-shading-value="0" style:font-size-asian="14pt" style:font-size-complex="14pt"/>
    </style:style>
    <style:style style:name="T93" style:family="text">
      <style:text-properties fo:color="#296eaa" loext:opacity="100%" style:text-line-through-style="none" style:text-line-through-type="none" style:font-name="Times New Roman" fo:font-size="14pt" style:text-underline-style="none" fo:font-weight="normal" style:text-blinking="false" fo:background-color="transparent" loext:char-shading-value="0" style:font-size-asian="14pt" style:font-weight-asian="normal" style:font-size-complex="14pt" style:font-weight-complex="normal"/>
    </style:style>
    <style:style style:name="T94" style:family="text">
      <style:text-properties fo:color="#296eaa" loext:opacity="100%" style:text-line-through-style="none" style:text-line-through-type="none" style:font-name="Times New Roman" fo:font-size="12pt" style:text-underline-style="none" fo:font-weight="bold" style:text-blinking="false" fo:background-color="transparent" loext:char-shading-value="0" style:font-size-asian="12pt" style:font-weight-asian="bold" style:font-size-complex="12pt" style:font-weight-complex="bold"/>
    </style:style>
    <style:style style:name="T95" style:family="text">
      <style:text-properties style:font-name="Times New Roman" fo:font-size="13.5pt" fo:font-weight="bold"/>
    </style:style>
    <style:style style:name="T96" style:family="text">
      <style:text-properties style:font-name="Times New Roman" fo:font-weight="bold"/>
    </style:style>
    <style:style style:name="T97" style:family="text">
      <style:text-properties style:font-name="Times New Roman" fo:font-weight="bold" style:font-weight-asian="bold" style:font-weight-complex="bold"/>
    </style:style>
    <style:style style:name="T98" style:family="text">
      <style:text-properties style:font-name="Times New Roman" fo:font-size="14pt" fo:font-weight="bold" style:font-size-asian="14pt" style:font-size-complex="14pt"/>
    </style:style>
    <style:style style:name="T99" style:family="text">
      <style:text-properties style:font-name="Times New Roman" fo:font-size="14pt" fo:font-weight="bold" style:font-size-asian="14pt" style:font-weight-asian="bold" style:font-size-complex="14pt" style:font-weight-complex="bold"/>
    </style:style>
    <style:style style:name="T100" style:family="text">
      <style:text-properties style:font-name="Times New Roman" fo:font-size="14pt" style:font-size-asian="14pt" style:font-size-complex="14pt"/>
    </style:style>
    <style:style style:name="T101" style:family="text">
      <style:text-properties style:font-name="Times New Roman" fo:font-size="14pt" fo:font-weight="normal" style:font-size-asian="14pt" style:font-weight-asian="normal" style:font-size-complex="14pt" style:font-weight-complex="normal"/>
    </style:style>
    <style:style style:name="T102" style:family="text">
      <style:text-properties style:font-name="Times New Roman" fo:font-size="12pt" fo:font-weight="bold" style:font-size-asian="12pt" style:font-weight-asian="bold" style:font-size-complex="12pt" style:font-weight-complex="bold"/>
    </style:style>
    <style:style style:name="T103" style:family="text">
      <style:text-properties officeooo:rsid="000cf85b"/>
    </style:style>
    <style:style style:name="T104"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1.1-Парсинг-данных"/>1.1.1 Парсинг данных</text:h>
      <text:p text:style-name="P21">Для начало мы импортируем библиотеки для удобной работы </text:p>
      <text:p text:style-name="P16">import pandas as pd</text:p>
      <text:p text:style-name="P17">import requests</text:p>
      <text:p text:style-name="P17">from bs4 import BeautifulSoup as bs</text:p>
      <text:p text:style-name="P17">import re</text:p>
      <text:p text:style-name="P18">import pymorphy2</text:p>
      <text:h text:style-name="P3" text:outline-level="1"><text:bookmark text:name="1.1-Парсинг-данных Копия 2"/>1.1.2 Парсинг данных</text:h>
      <text:p text:style-name="P29"><text:span text:style-name="T61">Потом мы импортировали каждый файл для того чтоб работать с ними, всего получилось их три вместо пяти (нам не удалось прочитать два файла Инотех и skillbox, из того что он был испорчен или поврежден <text:s/>): </text:span></text:p>
      <text:p text:style-name="P29"><text:span text:style-name="T61">-Gett.json, </text:span></text:p>
      <text:p text:style-name="P29"><text:span text:style-name="T61">-Здоровье.ру,</text:span></text:p>
      <text:p text:style-name="P29"><text:span text:style-name="T61">-Проект по использованию технологий компьютерного зрения на базе искусственного <text:s text:c="5"/>интеллекта для анализа медицинских изображений.json</text:span></text:p>
      <text:p text:style-name="P24"><text:span text:style-name="T1">1.1.3 </text:span>Дальше мы парсим информацию из сайта</text:p>
      <text:p text:style-name="P34"><text:span text:style-name="T57">Подключаем и проверяем соединение с сайтом, и ищем нужные нам статьи</text:span><text:span text:style-name="T59">.</text:span></text:p>
      <text:p text:style-name="P36"><text:span text:style-name="T57">Так же мы создаём переменную в которой будет названия каждой компании,</text:span></text:p>
      <text:p text:style-name="P19"><text:span text:style-name="T79">(</text:span>company <text:span text:style-name="T77">=</text:span> ['avito', 'vtb', 'vk', 'alfa', 'kaspersky', 'rosatom', 'rostelecom', 'spbifmo', 'sbermarket', 'agima', 'mkb', 'tensor']<text:span text:style-name="T79">)</text:span></text:p>
      <text:p text:style-name="P36"/>
      <text:p text:style-name="P36"><text:span text:style-name="T57">это сделано для того чтоб в ручную не писать один тот же код </text:span><text:span text:style-name="T62">для всех компаний</text:span></text:p>
      <text:p text:style-name="P36"><text:span text:style-name="T54">Дальше мы разделяем одну колонку(refs) на несколько других(day, timе, rate, views).</text:span></text:p>
      <text:p text:style-name="P32"><text:span text:style-name="T54">Дальше мы обрабатываем текст, приводим весь текст к одному регистру(Нижний), так же удаляем все спецсимволы и лишние пробелы, для того чтоб в будущем было более точная информация для обучения.</text:span></text:p>
      <text:p text:style-name="P32"><text:span text:style-name="T54"/></text:p>
      <text:h text:style-name="P4" text:outline-level="1"><text:bookmark text:name="2.1-Поиск-ключевых-слов/n-грамм.-Векторизация-текстов"/>2.1.1 Поиск ключевых слов/n-грамм. Векторизация текстов</text:h>
      <text:p text:style-name="P32"><text:span text:style-name="T54">Для начало мы импортируем библеотеки которые будем использовать в этой работе</text:span></text:p>
      <text:p text:style-name="P32"><text:span text:style-name="T54">import pandas as pd</text:span></text:p>
      <text:p text:style-name="P32"><text:span text:style-name="T54">import pymorphy2</text:span></text:p>
      <text:p text:style-name="P32"><text:span text:style-name="T54">from sklearn.feature_extraction.text import CountVectorizer</text:span></text:p>
      <text:p text:style-name="P32"><text:span text:style-name="T54"/></text:p>
      <text:p text:style-name="P32"><text:span text:style-name="T54">так же мы удаляем повторный индекс для того чтоб нам эти значения не как не повлияли на работу, </text:span></text:p>
      <text:p text:style-name="P32"><text:span text:style-name="T54"/></text:p>
      <text:p text:style-name="P38"><text:span text:style-name="T54">2.1.2 всего я буду использовать 3 модели для векторизации:</text:span></text:p>
      <text:p text:style-name="P33"><text:span text:style-name="T54">1.TfidfVectorizer - Преобразование набора необработанных документов в матрицу функций TF-IDF. я буду использовать её так как она хорошо работает с большим количество данных.</text:span></text:p>
      <text:p text:style-name="P33"><text:soft-page-break/><text:span text:style-name="T54"><text:line-break/>2.HashingVectorizer - она имеет ряд преимуществ к примеру это маленькая память она масштабирует.</text:span></text:p>
      <text:p text:style-name="P33"><text:span text:style-name="T54"><text:line-break/>3.CountVectorizer - Преобразуйте коллекцию текстовых документов в матрицу количества токенов. </text:span></text:p>
      <text:p text:style-name="P32"><text:span text:style-name="T54"/></text:p>
      <text:p text:style-name="P35"><text:span text:style-name="T63">После всех проверок я буду использовать модель </text:span><text:span text:style-name="T54">CountVectorizer </text:span><text:span text:style-name="T58">так как он выводит целые число.</text:span></text:p>
      <text:p text:style-name="P35"><text:span text:style-name="T58"/></text:p>
      <text:h text:style-name="P4" text:outline-level="1"><text:bookmark text:name="3.1Разбиение-выборки"/>3.1.1Разбиение выборки</text:h>
      <text:p text:style-name="P32"><text:span text:style-name="T54">Для начало мы импортируем нужные нам библеотеки:</text:span></text:p>
      <text:p text:style-name="P32"><text:span text:style-name="T54">import pandas as pd</text:span></text:p>
      <text:p text:style-name="P32"><text:span text:style-name="T54">from sklearn.model_selection import train_test_split</text:span></text:p>
      <text:p text:style-name="P32"><text:span text:style-name="T54">from sklearn.ensemble import RandomForestClassifier</text:span></text:p>
      <text:p text:style-name="P32"><text:span text:style-name="T54">from sklearn.datasets import load_iris</text:span></text:p>
      <text:p text:style-name="P32"><text:span text:style-name="T54">from sklearn.linear_model import LogisticRegression</text:span></text:p>
      <text:p text:style-name="P32"><text:span text:style-name="T54">from sklearn.datasets import load_iris</text:span></text:p>
      <text:p text:style-name="P32"><text:span text:style-name="T54">from sklearn.feature_selection import SelectKBest, chi2</text:span></text:p>
      <text:p text:style-name="P32"><text:span text:style-name="T54">from sklearn.decomposition import PCA</text:span></text:p>
      <text:p text:style-name="P32"><text:span text:style-name="T54"/></text:p>
      <text:h text:style-name="P10" text:outline-level="3"><text:bookmark text:name="3.1.1-разбиение-полученной-выборки-на-обучающую-и-тестовую"/><text:span text:style-name="T64">3.1.2 разбиение полученной выборки на обучающую и тестовую</text:span></text:h>
      <text:p text:style-name="P25">Для начало мы выполните разбиение полученной выборки на обучающую и тестовую</text:p>
      <text:p text:style-name="P25">для этого мы будем использовать библеотеку train_test_split.</text:p>
      <text:p text:style-name="P28">после разделения можно переходить для обучения моделей.</text:p>
      <text:p text:style-name="P28"/>
      <text:h text:style-name="P6" text:outline-level="3"><text:bookmark text:name="3.1.2-обучение-моделей"/><text:span text:style-name="T99">3.1.3 обучение моделей</text:span><text:span text:style-name="T81">.</text:span></text:h>
      <text:h text:style-name="P8" text:outline-level="3"><text:bookmark text:name="Для-обучения-моделей-я-буду-использовать-три-модели:"/>Для обучения моделей я буду использовать три модели:</text:h>
      <text:p text:style-name="P37"/>
      <text:h text:style-name="P12" text:outline-level="4"><text:bookmark text:name="1-RandomForestClassifier"/>1 RandomForestClassifier</text:h>
      <text:p text:style-name="P25">Алгоритм также основанный на деревьях решений, но вместо последовательного обучения обучает множество деревьев на разных частях датасета и усредняет значения. Подходит для достаточно больших датасетов, однако HistGradientBoostingClassifier зачастую справляется быстрей и с большей точностью</text:p>
      <text:p text:style-name="P25"/>
      <text:h text:style-name="P12" text:outline-level="4"><text:bookmark text:name="2-HistGradientBoostingClassifier"/>2 HistGradientBoostingClassifier</text:h>
      <text:p text:style-name="P25">Алгоритм основаный на деревьях решений, и работающий так, что деревья последовательно обучаются учитывая ошибки предидущих деревьев. Данная модель зачастую показывает одну из самых лучших точностей предсказаний, но может работать слишком долго на больших данных. Если данных слишком много для GradientBoostingClassifier можно использовать HistGradientBoostingClassifier, который также может справляться с неизвестными значениями</text:p>
      <text:p text:style-name="P25"/>
      <text:h text:style-name="P12" text:outline-level="4"><text:bookmark text:name="3-Logistic-regression"/>3 Logistic regression</text:h>
      <text:p text:style-name="P25">В отличие от трёх предыдущих моделей, является линейной моделью и имеет в себе совершенно иной принцип работы. Классифицирует только двоичные значения, однако также <text:soft-page-break/>может классифицорать и множество классов, путём обучения модели на каждый класс. Модель работает очень быстро и подходит для очень больших датасетов, особенно при булевой классификации или классификации с малым количеством классов</text:p>
      <text:p text:style-name="P25"/>
      <text:h text:style-name="P9" text:outline-level="3"><text:bookmark text:name="3.1.3-оценку-моделей"/>3.1.3 оценку моделей</text:h>
      <text:p text:style-name="P25">Для оценки я буду использовать метрику:</text:p>
      <text:p text:style-name="P25"/>
      <text:h text:style-name="P13" text:outline-level="4"><text:bookmark text:name="f1_score"/><text:span text:style-name="T77">f1_score -</text:span><text:span text:style-name="T75">Вычислите оценку F1, также известную как сбалансированная F-оценка или F-мера. он прост в использование а так же F1 пытается достигнуть своего наилучшего значения</text:span></text:h>
      <text:p text:style-name="P28">после каждой проверенной модели, можно посмотреть какая модель показала наилучший показатель.</text:p>
      <text:p text:style-name="P30"><text:span text:style-name="T80">После проверок </text:span><text:span text:style-name="T56">я выберу RandomForestClassifier так как он показал хорошие результат</text:span><text:span text:style-name="T1"> </text:span></text:p>
      <text:p text:style-name="P30"/>
      <text:h text:style-name="P1" text:outline-level="1"><text:bookmark text:name="3.2-Оптимизация-модели"/><text:span text:style-name="T54">3.2 Оптимизация модели</text:span><text:span text:style-name="T60">.</text:span></text:h>
      <text:h text:style-name="P7" text:outline-level="3"><text:bookmark text:name="3.2.1-выбор-значимых-признаков"/>3.2.1 выбор значимых признаков.</text:h>
      <text:p text:style-name="P25">Для этой части я буду использовать две библеотеки.</text:p>
      <text:p text:style-name="P25"/>
      <text:h text:style-name="P14" text:outline-level="5"><text:bookmark text:name="SelectKBest-/-chi2"/>SelectKBest / chi2</text:h>
      <text:p text:style-name="P26">Одномерный отбор признаков работает путем выбора лучших признаков на основе одномерных статистических тестов. Это можно рассматривать как шаг предварительной обработки к оценщику.</text:p>
      <text:p text:style-name="P26"><text:line-break/>я её выбрал так как она удаляет всё, кроме самых результативные функции.</text:p>
      <text:p text:style-name="P26"/>
      <text:h text:style-name="P5" text:outline-level="3"><text:bookmark text:name="3.2.2-понижение-размерности"/><text:span text:style-name="T32">3.2.2 понижение размерности</text:span></text:h>
      <text:p text:style-name="P25">для понижения размерности я буду использовать</text:p>
      <text:h text:style-name="P15" text:outline-level="5"><text:bookmark text:name="PCA"/><text:span text:style-name="T104">PCA - </text:span><text:span text:style-name="T75">PCA используется для разложения многомерного набора данных на набор последовательных ортогональных компонентов, которые объясняют максимальную величину дисперсии. это то что нам нужно для наших данных</text:span><text:span text:style-name="T76">.</text:span></text:h>
      <text:p text:style-name="P27"><text:span text:style-name="T76"/></text:p>
      <text:h text:style-name="P11" text:outline-level="3"><text:bookmark text:name="3.2.3-настраивая-гиперпараметры"/>3.2.3 настраивая гиперпараметры</text:h>
      <text:p text:style-name="P23"/>
      <text:p text:style-name="P22">Для начало я выбрал два параметра в модели <text:span text:style-name="T78">RandomForestClassifier</text:span></text:p>
      <text:p text:style-name="P32"><text:span text:style-name="T54">'n_estimators' <text:s/>со значениями [60, 80, 100],</text:span></text:p>
      <text:p text:style-name="P32"><text:span text:style-name="T54"><text:s/>'max_death', <text:s/>со значениями <text:s/>[None, 1, 10]</text:span></text:p>
      <text:p text:style-name="P32"><text:span text:style-name="T54"/></text:p>
      <text:p text:style-name="P20"><text:span text:style-name="T54">4.1 Предсказание целевой переменной.</text:span></text:p>
      <text:p text:style-name="P20"><text:span text:style-name="T54"/></text:p>
      <text:p text:style-name="P31"><text:span text:style-name="T54">я начну со второго задания для того чтоб было легче выполнить первое</text:span></text:p>
      <text:p text:style-name="P31"><text:span text:style-name="T54"/></text:p>
      <text:h text:style-name="P2" text:outline-level="1"><text:bookmark text:name="4.2-Разработка-прикладного-решения"/>4.2 Разработка прикладного решения.</text:h>
      <text:p text:style-name="P39"/>
      <text:p text:style-name="P25">Для начало я импортирую библеотек<text:span text:style-name="T1">у</text:span> которые буду использовать для работы</text:p>
      <text:p text:style-name="P32"><text:span text:style-name="T54">from tkinter import *</text:span></text:p>
      <text:p text:style-name="P32"><text:span text:style-name="T54"/></text:p>
      <text:p text:style-name="P31"><text:span text:style-name="T54">Дальше мы делаем api которое будет прогнозировать номинации конкурсанта, и так же добавил окно и немного текста</text:span></text:p>
      <text:p text:style-name="P25"><text:soft-page-break/>Для создание окна я решил использовать tkinter, так как он прост в использование.</text:p>
      <text:p text:style-name="P32"><text:span text:style-name="T5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Helvetica, Arial, sans-serif, 'Apple Color Emoji', 'Segoe UI Emoji', 'Segoe UI Symbol'"/>
    <style:font-face style:name="inherit" svg:font-family="inherit"/>
    <style:font-face style:name="var jp-content-font-family" svg:font-family="'var jp-content-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1T09:05:18.298000000</meta:creation-date>
    <dc:date>2023-04-21T09:55:46.634000000</dc:date>
    <meta:editing-duration>PT50M28S</meta:editing-duration>
    <meta:editing-cycles>2</meta:editing-cycles>
    <meta:generator>LibreOffice/7.5.2.2$Windows_X86_64 LibreOffice_project/53bb9681a964705cf672590721dbc85eb4d0c3a2</meta:generator>
    <meta:document-statistic meta:table-count="0" meta:image-count="0" meta:object-count="0" meta:page-count="4" meta:paragraph-count="77" meta:word-count="756" meta:character-count="5650" meta:non-whitespace-character-count="4952"/>
  </office:meta>
</office:document-meta>
</file>